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4.741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7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left="0cm" fo:margin-right="-0.053cm" fo:text-indent="0cm" style:auto-text-indent="false"/>
    </style:style>
    <style:style style:name="P7" style:family="paragraph" style:parent-style-name="Standard">
      <style:paragraph-properties fo:margin-left="0cm" fo:margin-right="-0.159cm" fo:text-indent="0cm" style:auto-text-indent="false"/>
    </style:style>
    <style:style style:name="P8" style:family="paragraph" style:parent-style-name="Standard">
      <style:paragraph-properties fo:margin-left="0cm" fo:margin-right="0.026cm" fo:text-indent="0c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Heading_20_3">
      <style:text-properties fo:font-size="12pt" fo:font-style="italic" style:font-size-asian="12pt" style:font-style-asian="italic" style:font-size-complex="12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5">
      <style:paragraph-properties>
        <style:tab-stops>
          <style:tab-stop style:position="15.002cm" style:type="right" style:leader-style="dotted" style:leader-text="."/>
        </style:tab-stops>
      </style:paragraph-properties>
    </style:style>
    <style:style style:name="P19" style:family="paragraph" style:parent-style-name="Title">
      <style:paragraph-properties fo:text-align="center" style:justify-single-word="false"/>
    </style:style>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2">
      <style:text-properties fo:font-style="italic" style:font-style-asian="italic" style:font-style-complex="italic"/>
    </style:style>
    <style:style style:name="P27" style:family="paragraph" style:parent-style-name="Standard" style:list-style-name="L2">
      <style:text-properties fo:font-style="italic" style:font-style-asian="italic" style:font-style-complex="italic"/>
    </style:style>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Standard"/>
      <text:p text:style-name="Standard"><text:tab/></text:p>
      <text:p text:style-name="Standard"/>
      <text:p text:style-name="Standard"/>
      <text:p text:style-name="P2"><text:tab/>Il aborde des thèmes comme la sécurité, l'utilisation de PhpCompta, les trucs et astuces et de la documentation pour ceux qui aimeraient contribuer. Il ne reprend pas ce qui a déjà été dit dans l'INSTALL-fr et la FAQ- fr. </text:p>
      <text:p text:style-name="P2"/>
      <text:p text:style-name="P4"><text:tab/>ATTENTION 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1.Introduction<text:tab/>5</text:p>
          <text:p text:style-name="P14">2. Vue Générale<text:tab/>5</text:p>
          <text:p text:style-name="P15">2.1.Définition des termes<text:tab/>5</text:p>
          <text:p text:style-name="P14">3.Logiciel de comptabilité ou de gestion ?<text:tab/>6</text:p>
          <text:p text:style-name="P15">3.1.Définition<text:tab/>6</text:p>
          <text:p text:style-name="P14">4.Mémento de comptabilité<text:tab/>6</text:p>
          <text:p text:style-name="P15">4.1.Introduction<text:tab/>6</text:p>
          <text:p text:style-name="P15">4.2.Le Bilan<text:tab/>7</text:p>
          <text:p text:style-name="P15">4.3.Les comptes actifs / passifs<text:tab/>7</text:p>
          <text:p text:style-name="P15">4.4.Les comptes de résultats<text:tab/>8</text:p>
          <text:p text:style-name="P16">4.4.1.Les charges<text:tab/>8</text:p>
          <text:p text:style-name="P16">4.4.2.Les produits<text:tab/>8</text:p>
          <text:p text:style-name="P16">4.4.3.Les pièces justificatives<text:tab/>9</text:p>
          <text:p text:style-name="P15">4.5.Belgique Fiscalité, TVA<text:tab/>9</text:p>
          <text:p text:style-name="P16">4.5.1.Déclaration TVA<text:tab/>9</text:p>
          <text:p text:style-name="P16">4.5.2.Opérations comptables pour la TVA<text:tab/>9</text:p>
          <text:p text:style-name="P16">4.5.3.Déclaration Assujetti TVA<text:tab/>10</text:p>
          <text:p text:style-name="P15">4.6.Fiscalité Belgique : Impôts<text:tab/>10</text:p>
          <text:p text:style-name="P16">4.6.1.Pendant l'exercice<text:tab/>10</text:p>
          <text:p text:style-name="P17">Remboursement d'impôt:<text:tab/>11</text:p>
          <text:p text:style-name="P17">Dette envers l'impôt<text:tab/>11</text:p>
          <text:p text:style-name="P16">4.6.2.L'année suivante<text:tab/>11</text:p>
          <text:p text:style-name="P17">Premier cas, vous pensez avoir une créance.<text:tab/>11</text:p>
          <text:p text:style-name="P18">La créance estimée est inférieure à ce que vous allez vraiment recevoir.<text:tab/>11</text:p>
          <text:p text:style-name="P18">La créance estimée est supérieure à ce que vous allez vraiment recevoir,<text:tab/>11</text:p>
          <text:p text:style-name="P18">Vous avez correctement estimé votre créance.<text:tab/>12</text:p>
          <text:p text:style-name="P17">Second cas, vous pensez avoir une dette fiscale<text:tab/>12</text:p>
          <text:p text:style-name="P17">L'estimation de votre dette fiscale est supérieure à ce que vous allez vraiment payer.<text:tab/>12</text:p>
          <text:p text:style-name="P18">L'estimation de votre dette fiscale est inférieure à ce que vous allez vraiment payer.<text:tab/>12</text:p>
          <text:p text:style-name="P18">Vous avez correctement évalué votre dette fiscale.<text:tab/>12</text:p>
          <text:p text:style-name="P15">4.7.Fiscalité France<text:tab/>13</text:p>
          <text:p text:style-name="P15">4.8.Ecriture de fin d'exercice comptable (Belgique)<text:tab/>13</text:p>
          <text:p text:style-name="P16">4.8.1.Les amortissements<text:tab/>13</text:p>
          <text:p text:style-name="P16">4.8.2.Les dépenses non admises<text:tab/>14</text:p>
          <text:p text:style-name="P16"><text:soft-page-break/>4.8.3.Reclassement des Charges, Produits et Dettes<text:tab/>14</text:p>
          <text:p text:style-name="P16">4.8.4.Compte de l'exploitant<text:tab/>14</text:p>
          <text:p text:style-name="P16">4.8.5.Affectation du résultat<text:tab/>14</text:p>
          <text:p text:style-name="P15">4.9.Salaire et Compte de gérant<text:tab/>14</text:p>
          <text:p text:style-name="P14">5.Sécurité<text:tab/>15</text:p>
          <text:p text:style-name="P15">5.1.Introduction<text:tab/>15</text:p>
          <text:p text:style-name="P15">5.2.Base de données<text:tab/>15</text:p>
          <text:p text:style-name="P15">5.3.PhpCompta<text:tab/>16</text:p>
          <text:p text:style-name="P16">5.3.1.Sécurité au sein d'un dossier<text:tab/>16</text:p>
          <text:p text:style-name="P14">6.Gestion de stock<text:tab/>18</text:p>
          <text:p text:style-name="P14">7.Configurer le système<text:tab/>19</text:p>
          <text:p text:style-name="P15">7.1.Premier cas: une marchandise achetée=une marchandise vendue<text:tab/>19</text:p>
          <text:p text:style-name="P15">7.2.Second cas: uniquement à l'achat<text:tab/>20</text:p>
          <text:p text:style-name="P15">7.3.Plusieurs fiches pour un même stock<text:tab/>20</text:p>
          <text:p text:style-name="P14">8.Le module de comptabilité<text:tab/>20</text:p>
          <text:p text:style-name="P15">8.1.Journaux<text:tab/>20</text:p>
          <text:p text:style-name="P16">8.1.1.Grand Livre<text:tab/>21</text:p>
          <text:p text:style-name="P16">8.1.2.Entrée ou Journal des Ventes<text:tab/>21</text:p>
          <text:p text:style-name="P16">8.1.3.Dépense ou Journal des Achats<text:tab/>21</text:p>
          <text:p text:style-name="P16">8.1.4.Financier ou Journal Financier<text:tab/>22</text:p>
          <text:p text:style-name="P16">8.1.5.Journal des Opérations diverses<text:tab/>22</text:p>
          <text:p text:style-name="P16">8.1.6.Cas particuliers<text:tab/>22</text:p>
          <text:p text:style-name="P15">8.2.Encodage d'opération<text:tab/>23</text:p>
          <text:p text:style-name="P15">8.3.Recherche<text:tab/>23</text:p>
          <text:p text:style-name="P15">8.4.Ecriture Directe<text:tab/>23</text:p>
          <text:p text:style-name="P15">8.5.Rapprochement - réconciliation<text:tab/>24</text:p>
          <text:p text:style-name="P15">8.6.Fiche<text:tab/>24</text:p>
          <text:p text:style-name="P16">8.6.1.Ajout ou suppression d'attribut<text:tab/>24</text:p>
          <text:p text:style-name="P16">8.6.2.Création d'une catégorie de fiche<text:tab/>24</text:p>
          <text:p text:style-name="P16">8.6.3.Cas spécial : la classe de base "Autre" permet de créer des fiches sur mesure, par exemple: liste des employés.<text:tab/>25</text:p>
          <text:p text:style-name="P16">8.6.4.Création d'une fiche<text:tab/>25</text:p>
          <text:p text:style-name="P15">8.7.Impression<text:tab/>26</text:p>
          <text:p text:style-name="P16">8.7.1.Journaux<text:tab/>26</text:p>
          <text:p text:style-name="P16">8.7.2.Poste<text:tab/>26</text:p>
          <text:p text:style-name="P16">8.7.3.Fiche<text:tab/>26</text:p>
          <text:p text:style-name="P16">8.7.4.Les Rapports<text:tab/>26</text:p>
          <text:p text:style-name="P16">8.7.5.Introduction<text:tab/>26</text:p>
          <text:p text:style-name="P17">Syntaxe<text:tab/>26</text:p>
          <text:p text:style-name="P17">Statistiques mensuelles<text:tab/>27</text:p>
          <text:p text:style-name="P16">8.7.6.Balance des comptes<text:tab/>27</text:p>
          <text:p text:style-name="P16">8.7.7.Bilan<text:tab/>27</text:p>
          <text:p text:style-name="P16">8.7.8.Liste Assujetti<text:tab/>27</text:p>
          <text:p text:style-name="P15">8.8.Avancé<text:tab/>28</text:p>
          <text:p text:style-name="P16">8.8.1.Journaux<text:tab/>28</text:p>
          <text:p text:style-name="P16">8.8.2.Période<text:tab/>28</text:p>
          <text:p text:style-name="P16">8.8.3.Ecritures définies<text:tab/>28</text:p>
          <text:p text:style-name="P16">8.8.4.Centralise<text:tab/>28</text:p>
          <text:p text:style-name="P16">8.8.5.Méthode<text:tab/>28</text:p>
          <text:p text:style-name="P16">8.8.6.Plan Comptable<text:tab/>29</text:p>
          <text:p text:style-name="P16">8.8.7.Rapport<text:tab/>29</text:p>
          <text:p text:style-name="P16">8.8.8.Import Banque<text:tab/>29</text:p>
          <text:p text:style-name="P16">8.8.9.Ecriture d'ouverture<text:tab/>29</text:p>
          <text:p text:style-name="P14"><text:soft-page-break/>9.Le module de gestion<text:tab/>30</text:p>
          <text:p text:style-name="P15">9.1.Menu : clients<text:tab/>30</text:p>
          <text:p text:style-name="P15">9.2.Menu Facture<text:tab/>30</text:p>
          <text:p text:style-name="P15">9.3.Menu Fournisseur<text:tab/>30</text:p>
          <text:p text:style-name="P15">9.4.Menu Dépense<text:tab/>31</text:p>
          <text:p text:style-name="P15">9.5.Contact<text:tab/>31</text:p>
          <text:p text:style-name="P15">9.6.Administration<text:tab/>31</text:p>
          <text:p text:style-name="P15">9.7.Suivi Courrier<text:tab/>31</text:p>
          <text:p text:style-name="P15">9.8.Ecriture Directe<text:tab/>31</text:p>
          <text:p text:style-name="P14">10.Le module de comptabilité analytique<text:tab/>32</text:p>
          <text:p text:style-name="P15">10.1.Introduction<text:tab/>32</text:p>
          <text:p text:style-name="P15">10.2.Activation de la comptabilité analytique<text:tab/>33</text:p>
          <text:p text:style-name="P15">10.3.Plan analytique<text:tab/>33</text:p>
          <text:p text:style-name="P16">10.3.1.Ajout d'un plan<text:tab/>33</text:p>
          <text:p text:style-name="P16">10.3.2.Ajout de postes<text:tab/>33</text:p>
          <text:p text:style-name="P15">10.4.Opérations diverses<text:tab/>33</text:p>
          <text:p text:style-name="P15">10.5.Impression<text:tab/>33</text:p>
          <text:p text:style-name="P16">10.5.1.Listing<text:tab/>33</text:p>
          <text:p text:style-name="P16">10.5.2.Balance simple<text:tab/>33</text:p>
          <text:p text:style-name="P16">10.5.3.Balance croisée<text:tab/>34</text:p>
          <text:p text:style-name="P15">10.6.Liaison avec la comptabilité générale<text:tab/>34</text:p>
          <text:p text:style-name="P15">Introduction<text:tab/>34</text:p>
          <text:p text:style-name="P16">10.6.1.Journal de ventes et d'achats<text:tab/>34</text:p>
          <text:p text:style-name="P14">11.Le module Paramètre<text:tab/>34</text:p>
          <text:p text:style-name="P15">11.1.Société<text:tab/>34</text:p>
          <text:p text:style-name="P15">11.2.Devise<text:tab/>34</text:p>
          <text:p text:style-name="P15">11.3.TVA<text:tab/>34</text:p>
          <text:p text:style-name="P15">11.4.Poste Comptable<text:tab/>35</text:p>
          <text:p text:style-name="P15">11.5.Fiche<text:tab/>35</text:p>
          <text:p text:style-name="P15">11.6.Sécurité<text:tab/>35</text:p>
          <text:p text:style-name="P15">11.7.Document<text:tab/>35</text:p>
          <text:p text:style-name="P14">12.Trucs et astuces<text:tab/>37</text:p>
          <text:p text:style-name="P15">12.1.Ouvrir plusieurs fenêtres<text:tab/>37</text:p>
          <text:p text:style-name="P14">13.Développeur<text:tab/>37</text:p>
          <text:p text:style-name="P15">13.1.Attributs des Fiches<text:tab/>37</text:p>
          <text:p text:style-name="P15">13.2.Import des banques<text:tab/>38</text:p>
          <text:p text:style-name="P15">13.3.Bilan adapté<text:tab/>38</text:p>
          <text:p text:style-name="P15">13.4.Lien<text:tab/>38</text:p>
          <text:p text:style-name="P14">14.Introduction au budget<text:tab/>38</text:p>
          <text:p text:style-name="P15">14.1.Budget et programmation<text:tab/>38</text:p>
          <text:p text:style-name="P15">14.2.Qu'est ce qu'un budget ?<text:tab/>39</text:p>
          <text:p text:style-name="P15">14.3.Durée du budget<text:tab/>39</text:p>
          <text:p text:style-name="P15">14.4.Le module Budget<text:tab/>39</text:p>
          <text:p text:style-name="P16">14.4.1.Hypothèse<text:tab/>39</text:p>
          <text:p text:style-name="P16">14.4.2.Fiche<text:tab/>40</text:p>
          <text:p text:style-name="P16">14.4.3.Détail<text:tab/>40</text:p>
          <text:p text:style-name="P16">14.4.4.Synthèse<text:tab/>41</text:p>
          <text:p text:style-name="P17">Détail Poste analytique<text:tab/>41</text:p>
          <text:p text:style-name="P17">Groupes et totaux<text:tab/>41</text:p>
          <text:p text:style-name="P17">Vue Globale<text:tab/>42</text:p>
          <text:p text:style-name="P17">Détails CE<text:tab/>42</text:p>
        </text:index-body>
      </text:table-of-content>
      <text:p text:style-name="P2"/>
      <text:p text:style-name="P19"><text:soft-page-break/></text:p>
      <text:h text:style-name="Heading_20_1" text:outline-level="1">Introduction</text:h>
      <text:p text:style-name="Standard"/>
      <text:p text:style-name="Standard"><text:tab/>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3">
        <text:list-item>
          <text:p text:style-name="P20">php5 (+ module php5-pgsql)</text:p>
        </text:list-item>
        <text:list-item>
          <text:p text:style-name="P20">apache2</text:p>
        </text:list-item>
        <text:list-item>
          <text:p text:style-name="P20">postgresql (version minimum 8.2)</text:p>
        </text:list-item>
      </text:list>
      <text:p text:style-name="Text_20_body">Pour postgresql, tapez les commandes suivantes dans un terminal</text:p>
      <text:p text:style-name="Text_20_body">sudo su – postgres (enter)</text:p>
      <text:p text:style-name="Text_20_body">createlang plpgsql template1(enter)</text:p>
      <text:p text:style-name="Text_20_body">psql (enter)</text:p>
      <text:p text:style-name="Text_20_body">create user NOM_UTILISATEUR createdb password 'VOTRE_MOT_DE_PASSE';(enter)</text:p>
      <text:p text:style-name="Text_20_body"/>
      <text:p text:style-name="Text_20_body">Puis quittez, en tant que root ensuite retrouvez le fichier pg_hba.conf <text:s/></text:p>
      <text:p text:style-name="Text_20_body">find / -name pg_hba.conf</text:p>
      <text:p text:style-name="Text_20_body">ouvrez-le et modifier la colonne METHOD par md5</text:p>
      <text:p text:style-name="Text_20_body">exemple :</text:p>
      <text:p text:style-name="Text_20_body">local <text:s text:c="2"/>all <text:s text:c="8"/>all <text:s text:c="30"/>md5 </text:p>
      <text:p text:style-name="Text_20_body"/>
      <text:p text:style-name="Text_20_body"/>
      <text:h text:style-name="Heading_20_2" text:outline-level="2">Windows</text:h>
      <text:p text:style-name="Text_20_body">Télécharger dans le répertoire de téléchargement du site de PhpCompta, EasyPhp et postgresql. </text:p>
      <text:p text:style-name="Text_20_body"/>
      <text:p text:style-name="Text_20_body">Décompresser-les, puis installer.</text:p>
      <text:p text:style-name="Text_20_body">Commençons par Postgresql, allez dans le « Démarrez » et chercher pgAdminIII, <text:soft-page-break/>connectez-vous puis cliquez sur SQL et entrez la commande </text:p>
      <text:p text:style-name="Text_20_body">create user NOM_UTILISATEUR createdb password 'VOTRE_MOT_DE_PASSE';(enter)</text:p>
      <text:p text:style-name="Text_20_body"/>
      <text:h text:style-name="Heading_20_1" text:outline-level="1"><text:s/>Vue Générale</text:h>
      <text:p text:style-name="Standard"/>
      <text:h text:style-name="Heading_20_2" text:outline-level="2">Définition des termes</text:h>
      <text:p text:style-name="Standard"/>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text:soft-page-break/>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Text_20_body"/>
      <text:p text:style-name="Standard"><text:tab/>La comptabilité consiste, de la manière prévue par les lois sur la comptabilité, à enregistrer toutes les opérations d'une activité commerciale, industrielle ou artisanale.</text:p>
      <text:p text:style-name="Standard"/>
      <text:p text:style-name="Standard"><text:tab/>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tab/>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p text:style-name="Standard"/>
      <text:p text:style-name="Standard"/>
      <text:p text:style-name="Standard"/>
      <text:p text:style-name="Standard"/>
      <text:p text:style-name="Standard"/>
      <text:h text:style-name="Heading_20_1" text:outline-level="1">Mémento de comptabilité</text:h>
      <text:p text:style-name="Standard"/>
      <text:h text:style-name="Heading_20_2" text:outline-level="2">Introduction</text:h>
      <text:p text:style-name="Standard"/>
      <text:p text:style-name="Standard"><text:tab/>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text:tab/>Cependant, sur le site de PhpCompta vous trouverez des liens qui devraient vous aider à commencer cette matière.</text:p>
      <text:p text:style-name="Standard"/>
      <text:h text:style-name="Heading_20_2" text:outline-level="2"><text:soft-page-break/>Le Bilan</text:h>
      <text:p text:style-name="Standard"/>
      <text:p text:style-name="Standard"><text:tab/>L'un des objectifs de la comptabilité est de pouvoir établir un bilan qui donnera une idée de la santé de la société.</text:p>
      <text:p text:style-name="Standard"><text:tab/>Le bilan correspond aussi à une obligation légale.</text:p>
      <text:p text:style-name="Standard"/>
      <text:p text:style-name="Standard"><text:tab/>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Standard"/>
      <text:p text:style-name="P6"><text:tab/>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Standard"/>
      <text:p text:style-name="P13">Banque(débit)</text:p>
      <text:p text:style-name="P13"><text:tab/><text:tab/><text:tab/>à Client (crédit)</text:p>
      <text:p text:style-name="P5"/>
      <text:p text:style-name="Standard"/>
      <text:p text:style-name="Standard"/>
      <text:p text:style-name="Standard"/>
      <text:p text:style-name="Standard"/>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text:tab/>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text:soft-page-break/></text:p>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Il y a deux sortes de compte de résultat, les classes 6 et 7.</text:p>
      <text:h text:style-name="Heading_20_3" text:outline-level="3">Les charges</text:h>
      <text:p text:style-name="Standard"><text:tab/>Les charges (classe 6) représentent toutes les dépenses de votre entreprise: loyer, paiement au personnel, charge d'intérêt...</text:p>
      <text:p text:style-name="Standard"/>
      <text:p text:style-name="Standard"><text:tab/>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text:tab/>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text:tab/>C'est très simple, les produits sont tout simplement ce que vous vendez, gagnez comme intérêts financiers, bref, les produits; ce sont aussi les créances que vous avez.</text:p>
      <text:p text:style-name="Standard"/>
      <text:p text:style-name="Standard"><text:tab/>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ext:tab/>Toutes les pièces justificatives (extraits de compte en banque, factures, ...) doivent être numérotées.</text:p>
      <text:p text:style-name="Standard"/>
      <text:p text:style-name="Standard"><text:tab/>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text:p>
      <text:p text:style-name="Standard"/>
      <text:h text:style-name="Heading_20_2" text:outline-level="2"><text:soft-page-break/>Belgique Fiscalité, TVA</text:h>
      <text:p text:style-name="Standard"/>
      <text:p text:style-name="Standard"><text:tab/>Toutes les requalifications des montants doivent se faire par le journal des opérations diverses</text:p>
      <text:p text:style-name="Standard"/>
      <text:p text:style-name="Standard"><text:tab/>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text:tab/>Pour faire votre déclaration TVA, vous pouvez utiliser les balances des comptes ou``les rapports''.</text:p>
      <text:p text:style-name="Standard">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text:tab/>Idem pour les frais de restaurant, ne pas oublier pendant les travaux de fin d'exercice d'imputer 50%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text:tab/>Les écritures comptables :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text:soft-page-break/>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text:tab/>Vous pouvez directement faire votre déclaration assujetti.</text:p>
      <text:p text:style-name="Standard"/>
      <text:p text:style-name="Standard"><text:tab/>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text:tab/>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p text:style-name="Standard">3.6.2. Fin d'exercice</text:p>
      <text:p text:style-name="Standard"/>
      <text:p text:style-name="Standard"><text:tab/>A la fin de l'exercice, vous devez estimer l'impôt. Soit vous pensez que vous aurez à rembourser soit à payer.</text:p>
      <text:h text:style-name="Heading_20_4" text:outline-level="4"><text:soft-page-break/>Remboursement d'impôt:</text:h>
      <text:p text:style-name="Standard"><text:tab/>Dans ce cas, vous passerez les écritures suivantes : </text:p>
      <text:p text:style-name="Standard"/>
      <text:p text:style-name="Standard">4120 Impôt estimé à récupérer</text:p>
      <text:p text:style-name="Standard"><text:tab/><text:tab/>à<text:tab/>6701 Excédent de versements d'impôt</text:p>
      <text:p text:style-name="Standard"/>
      <text:h text:style-name="Heading_20_4" text:outline-level="4"/>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text:tab/>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text:soft-page-break/></text:p>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
      <text:p text:style-name="Standard"><text:tab/>Pas reçu de documentation ou d'aide sur ce sujet, désolé.</text:p>
      <text:p text:style-name="Standard"><text:soft-page-break/></text:p>
      <text:h text:style-name="Heading_20_2" text:outline-level="2">Ecriture de fin d'exercice comptable (Belgique)</text:h>
      <text:p text:style-name="Standard"/>
      <text:p text:style-name="Standard"><text:tab/>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text:tab/>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ATTENTION les montants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text:tab/>Dans la fiscalité belge, il s'agit entre autres de 50% des restaurants, 25% des <text:soft-page-break/>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text:tab/>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p text:style-name="Standard">3.8.4.Les variations de stocks</text:p>
      <text:p text:style-name="Standard"/>
      <text:p text:style-name="Standard"><text:tab/>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text:tab/>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text:tab/>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p text:style-name="Standard"/>
      <text:h text:style-name="Heading_20_2" text:outline-level="2">Salaire et Compte de gérant</text:h>
      <text:p text:style-name="Standard"/>
      <text:p text:style-name="Standard"><text:tab/>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text:p>
      <text:p text:style-name="Standard"/>
      <text:h text:style-name="Heading_20_1" text:outline-level="1">Sécurité</text:h>
      <text:p text:style-name="Standard"/>
      <text:h text:style-name="Heading_20_2" text:outline-level="2"><text:soft-page-break/>Introduction</text:h>
      <text:p text:style-name="Standard"/>
      <text:p text:style-name="Standard"><text:tab/>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Base de données</text:h>
      <text:p text:style-name="Standard"/>
      <text:p text:style-name="Standard"><text:tab/>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Dans include/constant.php changez le mot de passe (ligne phpcompta_password), il contient dany par défaut.</text:p>
      <text:p text:style-name="Standard"/>
      <text:p text:style-name="Standard"><text:tab/>En tant qu'utilisateur postgres, ajoutez un mot de passe à votre utilisateur phpcompta avec la commande // psql -c "alter user phpcompta password 'votre_mot_de_passe'" Ce mot de passe est évidemment celui dont on a parlé au paragraphe précédent. <text:s/></text:p>
      <text:p text:style-name="Standard"/>
      <text:p text:style-name="Standard">Ensuite changez le pg_hba.conf et mettez les lignes suivantes.</text:p>
      <text:p text:style-name="Standard"/>
      <text:p text:style-name="Standard">hostallall172.16.31.0255.255.255.0md5</text:p>
      <text:p text:style-name="Standard">localallallmd5</text:p>
      <text:p text:style-name="Standard">host allall127.0.0.1255.255.255.255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stant.php, la valeur 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Standard">root@july data]# ps -ef|grep httpd</text:p>
      <text:p text:style-name="Standard">root2454010 22:47 ?00:00:00 /opt/http2//bin/httpd -k start</text:p>
      <text:p text:style-name="Standard">apache24541 245400 22:47 ?00:00:00 [httpd]</text:p>
      <text:p text:style-name="Standard"><text:soft-page-break/>apache24542 245400 22:47 ?00:00:00 [httpd]</text:p>
      <text:p text:style-name="Standard">apache24543 245400 22:47 ?00:00:00 [httpd]</text:p>
      <text:p text:style-name="Standard">apache24544 245400 22:47 ?00:00:00 [httpd]</text:p>
      <text:p text:style-name="Standard">apache24545 245400 22:47 ?00:00:00 [httpd]</text:p>
      <text:p text:style-name="Standard">root24555 239680 22:56 pts/0 00:00:00 grep httpd</text:p>
      <text:p text:style-name="Standard"/>
      <text:h text:style-name="Heading_20_2" text:outline-level="2">PhpCompta</text:h>
      <text:p text:style-name="Standard"/>
      <text:p text:style-name="Standard"><text:tab/>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text:tab/>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text:tab/>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text:p>
      <text:h text:style-name="Heading_20_3" text:outline-level="3">Sécurité au sein d'un dossier</text:h>
      <text:p text:style-name="Standard"><text:tab/>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Standard"/>
      <text:p text:style-name="Standard">Les actions</text:p>
      <text:p text:style-name="Standard"/>
      <text:p text:style-name="Standard">·Accès au Grand Livre : vous permet d'accéder au Grand Livre et donc de voir toutes les opérations.</text:p>
      <text:p text:style-name="Standard"/>
      <text:p text:style-name="Standard">·Impression : accès aux impressions, ATTENTION, cela permet à ceux qui ont cet accès de pouvoir imprimer et exporter, les fiches (banques, clients...) !!! </text:p>
      <text:p text:style-name="Standard">Dans le cas, où vous souhaitez que l'utilisateur puisse générer et imprimer des pièces (facture, lettre de rappel) ce droit-ci n'est pas nécessaire.</text:p>
      <text:p text:style-name="Standard"/>
      <text:p text:style-name="Standard">·Création et modification des rapports : menu avancé, vous permet de créer vos propres rapports</text:p>
      <text:p text:style-name="Standard"><text:soft-page-break/></text:p>
      <text:p text:style-name="Standard">·Mise à jour <text:s/>du Plan Comptable</text:p>
      <text:p text:style-name="Standard"/>
      <text:p text:style-name="Standard">·Gestion Journaux : dans le menu avancé, configuration des journaux</text:p>
      <text:p text:style-name="Standard"/>
      <text:p text:style-name="Standard">·Paramètres : gestion des taux TVA, paramètre société, ...</text:p>
      <text:p text:style-name="Standard"/>
      <text:p text:style-name="Standard">·Centralise</text:p>
      <text:p text:style-name="Standard"/>
      <text:p text:style-name="Standard">·Lecture des fiches : pour rechercher une fiche, cette action est nécessaire pour ceux qui doivent encoder dans les journaux ou dans les modules de gestion </text:p>
      <text:p text:style-name="Standard">·Voir le stock</text:p>
      <text:p text:style-name="Standard"/>
      <text:p text:style-name="Standard">·Modifie le stock : permet de modifier manuellement le stock, celui- ci sera de toute façon modifié par les actions d'achat et de vente.</text:p>
      <text:p text:style-name="Standard"/>
      <text:p text:style-name="Standard">·Fiche ajout et modification : pour pouvoir ajouter ou modifier une fiche</text:p>
      <text:p text:style-name="Standard"/>
      <text:p text:style-name="Standard">·Voir la balance des comptes : pour voir la balance des comptes, nécessaire d'avoir aussi l'accès Impression</text:p>
      <text:p text:style-name="Standard"/>
      <text:p text:style-name="Standard">·Import et export des écritures d'ouverture</text:p>
      <text:p text:style-name="Standard"/>
      <text:p text:style-name="Standard">·Module Suivi Document : module gestion, permet de lire et d'ajouter des actions ainsi que de générer certains documents tels que lettre de rappel, courrier... <text:s/></text:p>
      <text:p text:style-name="Standard">·Module Client</text:p>
      <text:p text:style-name="Standard"/>
      <text:p text:style-name="Standard">·Module Fournisseur : module gestion</text:p>
      <text:p text:style-name="Standard"/>
      <text:p text:style-name="Standard">·Module Administration : module gestion</text:p>
      <text:p text:style-name="Standard"/>
      <text:p text:style-name="Standard">·Module Gestion : module gestion, sans ceci vous ne pouvez pas du tout accéder à la gestion.</text:p>
      <text:p text:style-name="Standard"/>
      <text:p text:style-name="Standard">Dans chaque dossier, vous devez donner les droits des utilisateurs. </text:p>
      <text:p text:style-name="Standard">Il y a les journaux et les actions. Les journaux sont ceux auxquels vous avez ou non accès.</text:p>
      <text:p text:style-name="Standard"/>
      <text:p text:style-name="Standard">Les actions</text:p>
      <text:p text:style-name="Standard"/>
      <text:p text:style-name="Standard">·Accès au Grand Livre : vous permet d'accéder au Grand Livre et donc de voir toutes les opérations.</text:p>
      <text:p text:style-name="Standard"/>
      <text:p text:style-name="Standard">·Impression : accès aux impressions</text:p>
      <text:p text:style-name="Standard"/>
      <text:p text:style-name="Standard">·Formulaire : menu avancé, vous permet de créer vos propres formulaires</text:p>
      <text:p text:style-name="Standard"/>
      <text:p text:style-name="Standard">·Mise à jour <text:s/>du Plan Comptable</text:p>
      <text:p text:style-name="Standard"/>
      <text:p text:style-name="Standard">·Gestion Journaux : dans le menu avancé, configuration des journaux</text:p>
      <text:p text:style-name="Standard"/>
      <text:p text:style-name="Standard">·Paramètres : gestion des taux TVA, paramètre société, ...</text:p>
      <text:p text:style-name="Standard"/>
      <text:p text:style-name="Standard"><text:soft-page-break/>·Centralise</text:p>
      <text:p text:style-name="Standard"/>
      <text:p text:style-name="Standard">·Fiche Read : pour rechercher une fiche</text:p>
      <text:p text:style-name="Standard"/>
      <text:p text:style-name="Standard">·Voir le stock</text:p>
      <text:p text:style-name="Standard"/>
      <text:p text:style-name="Standard">·Modifie le stock : permet de modifier manuellement le stock, celui- ci sera de toute façon modifié par les actions d'achat et de vente.</text:p>
      <text:p text:style-name="Standard">·Fiche ajout : pour pouvoir ajouter une fiche</text:p>
      <text:p text:style-name="Standard"/>
      <text:p text:style-name="Standard">·Voir la balance des comptes : pour voir la balance des comptes, il est nécessaire d'avoir aussi l'accès Impression</text:p>
      <text:p text:style-name="Standard"/>
      <text:p text:style-name="Standard">·Import et export des écritures d'ouverture</text:p>
      <text:p text:style-name="Standard"/>
      <text:p text:style-name="Standard">·Module Suivi Document : module gestion</text:p>
      <text:p text:style-name="Standard"/>
      <text:p text:style-name="Standard">·Module Client : module gestion</text:p>
      <text:p text:style-name="Standard">·Module Fournisseur : module gestion</text:p>
      <text:p text:style-name="Standard"/>
      <text:p text:style-name="Standard">·Module Administration : module gestion</text:p>
      <text:p text:style-name="Standard"/>
      <text:p text:style-name="Standard">·Module Gestion:module gestion</text:p>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text:soft-page-break/>l'autre à l'achat. Il y a deux raisons à cet état de choses : </text:p>
      <text:p text:style-name="Standard">·La première, est que les postes comptables des marchandises à vendre et à acheter ne sont pas les mêmes.</text:p>
      <text:p text:style-name="Standard">·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p text:style-name="Standard"/>
      <text:p text:style-name="Standard">Les achats et les ventes vont automatiquement mettre le stock à jour si on fait ces opérations dans les journaux achats et ventes uniquement.</text:p>
      <text:p text:style-name="Standard"/>
      <text:h text:style-name="Heading_20_1" text:outline-level="1">Configurer le système</text:h>
      <text:p text:style-name="Standard"/>
      <text:p text:style-name="Standard"><text:tab/>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2" text:outline-level="2">Premier cas: une marchandise achetée=une marchandise vendue</text:h>
      <text:p text:style-name="Standard"/>
      <text:p text:style-name="Standard"><text:tab/>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text:tab/>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text:soft-page-break/></text:p>
      <text:h text:style-name="Heading_20_2" text:outline-level="2">Second cas: uniquement à l'achat</text:h>
      <text:p text:style-name="Standard"/>
      <text:p text:style-name="Standard"><text:tab/>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2" text:outline-level="2">Plusieurs fiches pour un même stock</text:h>
      <text:p text:style-name="Standard"/>
      <text:p text:style-name="Standard"><text:tab/>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les menus « Comptabilité » puis « Op. diverses ».</text:p>
      <text:p text:style-name="Standard"><text:soft-page-break/></text:p>
      <text:p text:style-name="Standard">Pour la <text:span text:style-name="T5">création d'un journal</text:span> : voir ``avance_journal''.</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h text:style-name="Heading_20_3" text:outline-level="3">Grand Livre</text:h>
      <text:p text:style-name="Standard"><text:tab/>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text:tab/>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Standard">En cas de reprise de matériel, vous pouvez mettre des quantités négatives - ATTENTION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h text:style-name="Heading_20_3" text:outline-level="3">Dépense ou Journal des Achats</text:h>
      <text:p text:style-name="Standard"/>
      <text:p text:style-name="Standard"><text:tab/>Cela reprend uniquement les opérations d'achat que ce soit pour l'achat de marchandises, de services ou de matériel.</text:p>
      <text:h text:style-name="Heading_20_3" text:outline-level="3">Financier ou Journal Financier</text:h>
      <text:p text:style-name="Standard"><text:tab/>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text:soft-page-break/>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text:tab/>Reprend toutes les opérations qui ne sont pas comprises dans les autres journaux. Ce qui implique les amortissements, parfois les salaires ou les produits financiers, les dépenses non admises, le paiement de l'impôt, de la TVA, les garanties... <text:s/></text:p>
      <text:p text:style-name="Standard">C'est l'unique journal qui n'utilise pas les fiches. </text:p>
      <text:p text:style-name="Standard">Pourquoi ? Tout simplement parce que s'il utilisait lui aussi les fiches, il faudrait faire une fiche par poste comptable, ce qui serait rapidement ingérable. De plus, les fiches sont là pour les opérations courantes (vente/achat/banque). Puisque ce journal n'utilise pas les fiches, le filtre est le même que celui défini pour le mode comptable voir ``définition journal''</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text:tab/>Les cartes de crédit : la Visa = changement de créancier : Visa paie le fournisseur, vous payez Visa, vous pourriez aussi le mettre dans un journal financier.</text:p>
      <text:p text:style-name="Standard"/>
      <text:p text:style-name="Standard"><text:tab/>La facture est payée par mensualité, la facture est encodée dans le journal d'achat, et à chaque paiement vous l'encodez dans le journal financier.</text:p>
      <text:p text:style-name="Standard"/>
      <text:p text:style-name="Standard"><text:tab/>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text:tab/>La TVA est automatiquement mise, on prend celle de la fiche, il est donc normal que vous ne deviez pas l'encoder. Les prix proviennent des attributs de la fiche mais vous pouvez modifier manuellement.</text:p>
      <text:p text:style-name="Standard"/>
      <text:p text:style-name="Standard"><text:tab/>En cas de montant négatif, les écritures sont inversées.</text:p>
      <text:p text:style-name="Standard"/>
      <text:p text:style-name="Standard"><text:soft-page-break/></text:p>
      <text:p text:style-name="Standard"/>
      <text:p text:style-name="Standard"/>
      <text:p text:style-name="Standard"/>
      <text:p text:style-name="Standard">Exemple :</text:p>
      <text:list text:style-name="L1">
        <text:list-header>
          <text:p text:style-name="P23"/>
        </text:list-header>
        <text:list-item>
          <text:p text:style-name="P23">Paiement d'une facture (montant négatif), on aura :</text:p>
          <text:p text:style-name="P23"/>
        </text:list-item>
      </text:list>
      <text:p text:style-name="P5"><text:tab/>Fournisseur</text:p>
      <text:list text:style-name="L2">
        <text:list-header>
          <text:p text:style-name="P26"><text:tab/><text:tab/><text:tab/>à<text:tab/>Client</text:p>
          <text:p text:style-name="P28"/>
        </text:list-header>
        <text:list-item>
          <text:p text:style-name="P28">Reprise de marchandise (diminution de vente &amp; TVA) :</text:p>
          <text:p text:style-name="P28"/>
          <text:list>
            <text:list-header>
              <text:p text:style-name="P26">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Text_20_body"/>
      <text:p text:style-name="Standard"><text:tab/>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
      <text:p text:style-name="Standard"><text:tab/>Ecriture Directe vous permet d'encoder une opération directement dans un journal, en mélangeant les quickcodes et les postes. Ce mode d'écriture ne doit être utilisé uniquement dans le cas où il n'est pas possible d'encoder la dépense de manière classique via les journaux d'achat, vente ou financier.</text:p>
      <text:p text:style-name="Standard"/>
      <text:p text:style-name="Standard">Les quickcodes et les postes comptables utilisables sont paramétrables dans "Avancé-&gt;journaux-&gt;journal concerné". Le paramétrage des postes comptables fonctionne comme pour les journaux d'OD ``paramètre des journaux''.</text:p>
      <text:p text:style-name="Standard"/>
      <text:h text:style-name="Heading_20_2" text:outline-level="2">Rapprochement - réconciliation</text:h>
      <text:p text:style-name="Standard"/>
      <text:p text:style-name="Standard"><text:tab/>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text:soft-page-break/>(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Fiche</text:h>
      <text:p text:style-name="Standard"/>
      <text:p text:style-name="Standard"><text:tab/>Ce menu vous permet d'ajouter et de modifier des fiches mais aussi de leur ajouter des attributs; un attribut est par exemple une adresse, une partie non déductible... <text:s/></text:p>
      <text:h text:style-name="Heading_20_3" text:outline-level="3">Ajout ou suppression d'attribut</text:h>
      <text:p text:style-name="Standard"><text:tab/>Il est possible d'ajouter des attributs et aussi d'en enlever mais seuls les attributs non définis de base peuvent être supprimés, autrement dit seuls les attributs que vous avez ajoutés peuvent être enlevés. </text:p>
      <text:p text:style-name="Standard">ATTENTION : 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3" text:outline-level="3">Création d'une catégorie de fiche</text:h>
      <text:p text:style-name="Standard"><text:tab/>Les catégories de fiches sont en fait le rassemblement de fiches; par exemple, les marchandises, les clients, les fournisseurs... <text:s/></text:p>
      <text:p text:style-name="Standard">Qu'est qu'une fiche finalement ? </text:p>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text:soft-page-break/></text:p>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text:p>
      <text:p text:style-name="Standard"/>
      <text:h text:style-name="Heading_20_3" text:outline-level="3">Cas spécial : la classe de base "Autre" permet de créer des fiches sur mesure, par exemple: liste des employés.</text:h>
      <text:h text:style-name="Heading_20_3" text:outline-level="3">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 ATTENTION cela ne modifiera pas son nom dans le Plan Comptable.</text:p>
      <text:p text:style-name="Standard">Attribut spéciaux: </text:p>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
      <text:h text:style-name="Heading_20_2" text:outline-level="2">Impression</text:h>
      <text:p text:style-name="Standard"/>
      <text:p text:style-name="Standard"><text:tab/>Ce menu permet de demander des impressions.</text:p>
      <text:h text:style-name="Heading_20_3" text:outline-level="3">Journaux</text:h>
      <text:p text:style-name="Standard"><text:tab/>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text:soft-page-break/></text:p>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text:tab/>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text:tab/>Impression des fiches, avec ou sans solde, par période. On peut exporter en PDF. On imprime des catégories de fiches, pour avoir le détail d'une fiche en particulier, il faut utiliser ``impression_poste''.</text:p>
      <text:h text:style-name="Heading_20_3" text:outline-level="3">Les Rapports</text:h>
      <text:h text:style-name="P12" text:outline-level="3">Introduction</text:h>
      <text:p text:style-name="Standard"><text:tab/>Les rapports permettent de rapidement encoder des rapports. Par exemple, le total des ventes, le total encore à payer, la différence entre les entrées et les charges... Il n'y a pas vraiment de limite. <text:s/></text:p>
      <text:p text:style-name="Standard"/>
      <text:p text:style-name="Standard">Les rapports permettent d'utiliser des formules (mod,round,*,-) sur des soldes de compt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p text:style-name="Standard">·les postes sont toujours écrits entre crochets;</text:p>
      <text:p text:style-name="Standard"/>
      <text:p text:style-name="Standard">·pour avoir la somme du poste et des sous-postes, il faut utiliser le %;</text:p>
      <text:p text:style-name="Standard"/>
      <text:p text:style-name="Standard">·si vous souhaitez commencer à une autre période pour certains comptes et donc avoir plusieurs intervalles pour un rapport, vous devez utiliser l'option FROM=MM.YYYY (voir exemple). Ce genre d'option est très utile pour par exemple les déclarations de TVA. <text:s/></text:p>
      <text:p text:style-name="Standard">·Si vous souhaitez n'avoir que le crédit ou le débit, utilisez le D ou le C avant la fermeture du crochet.</text:p>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text:soft-page-break/>Exemples de formule:</text:p>
      <text:p text:style-name="Standard"/>
      <text:p text:style-name="Standard">Résultat d'exploitation brute round([7%]-[6%])</text:p>
      <text:p text:style-name="Standard">Impôt estimé (sans compter les amortissements) ([7%]-[6%])/0.35</text:p>
      <text:p text:style-name="Standard">Total des comptes en banque [550%]</text:p>
      <text:p text:style-name="Standard">Total TVA récolté depuis janvier 2005 : [4511]FROM=01.2005</text:p>
      <text:p text:style-name="Standard">Perte ou profitif ([7%]-[6%]&gt;0)?"Benefice":"Perte"</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h text:style-name="Heading_20_3" text:outline-level="3">Balance des comptes</text:h>
      <text:p text:style-name="Standard"><text:tab/>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text:tab/>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text:tab/>Le bilan et la balance des comptes, sont les deux outils qui vous permettront de faire votre bilan de fin d'année.</text:p>
      <text:h text:style-name="Heading_20_3" text:outline-level="3">Liste Assujetti</text:h>
      <text:p text:style-name="Standard"><text:tab/>Permet d'avoir la liste des assujettis à la TVA et le montant qu'on leur a facturé, c'est une déclaration obligatoire et annuelle en Belgique.</text:p>
      <text:p text:style-name="Standard"/>
      <text:h text:style-name="Heading_20_2" text:outline-level="2">Avancé</text:h>
      <text:h text:style-name="Heading_20_3" text:outline-level="3">Journaux</text:h>
      <text:p text:style-name="Standard"><text:tab/>La première chose à faire quand on crée un journal est de le paramétrer correctement.</text:p>
      <text:p text:style-name="Standard"/>
      <text:p text:style-name="Standard"><text:tab/>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text:soft-page-break/>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Remarque générale : en mode utilisateur, il faut cocher les fiches que l'on souhaite utiliser dans ce journal mais avec une exception ; les journaux d'opérations diverses n'utilisent jamais les fiches, voir ``Journaux des Opérations diverses''.</text:p>
      <text:p text:style-name="Standard">Voir aussi Journaux ``journaux''</text:p>
      <text:h text:style-name="Heading_20_3" text:outline-level="3">Période</text:h>
      <text:p text:style-name="Standard"><text:tab/>C'est l'endroit ou les périodes sont créées, ou fermées. Il faut toujours fermer les périodes en particulier après les déclarations TVA, afin d'éviter que les montants déjà déclarés ne correspondent plus, plus personne ne doit pouvoir encoder dans ces périodes-là. <text:s/></text:p>
      <text:p text:style-name="Standard"/>
      <text:p text:style-name="Standard">Après la fermeture des périodes, on peut les centraliser.</text:p>
      <text:h text:style-name="Heading_20_3" text:outline-level="3">Ecritures définies</text:h>
      <text:p text:style-name="Standard"><text:tab/>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Centralise</text:h>
      <text:p text:style-name="Standard"><text:tab/>La centralisation est l'opération comptable qui consiste à regrouper les différents journaux comptables dans le Grand Livre.</text:p>
      <text:h text:style-name="Heading_20_3" text:outline-level="3">Méthode</text:h>
      <text:p text:style-name="Standard"><text:tab/>Cette opération n'est pas réversible.</text:p>
      <text:p text:style-name="Standard"/>
      <text:p text:style-name="Standard"><text:tab/>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text:soft-page-break/>Vous pouvez aussi les renommer.</text:p>
      <text:h text:style-name="Heading_20_3" text:outline-level="3">Rapport</text:h>
      <text:p text:style-name="Standard"><text:tab/>Création des rapport voir impression des rapports ``les rapports''</text:p>
      <text:h text:style-name="Heading_20_3" text:outline-level="3">Import Banque</text:h>
      <text:p text:style-name="Standard"><text:tab/>Pour ajouter votre banque, vous pouvez le faire rapidement et simplement : voir la section Développeur ``dev_banque''.</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ATTENTION : ce n'est pas réversible.</text:p>
      <text:h text:style-name="Heading_20_3" text:outline-level="3">Ecriture d'ouverture</text:h>
      <text:p text:style-name="Standard"><text:tab/>En début d'année, il faut rouvrir les comptes, mais uniquement les passifs et les actifs.</text:p>
      <text:p text:style-name="Standard"/>
      <text:p text:style-name="Standard"><text:tab/>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Standard">ATTENTION : la réouverture des comptes se fait sur le nouvel exercice et normalement en janvier, pas l'exercice que vous venez de clôturer.</text:p>
      <text:p text:style-name="Standard"/>
      <text:h text:style-name="Heading_20_1" text:outline-level="1">Le module de gestion</text:h>
      <text:p text:style-name="Standard"/>
      <text:p text:style-name="Standard"><text:tab/>Le module de gestion comprend en partie la comptabilité et surtout le suivi des clients, fournisseurs... Il permet aussi la création de factures, ou d'autre documents, voir paramètre ``param_document''.</text:p>
      <text:p text:style-name="Standard"/>
      <text:h text:style-name="Heading_20_2" text:outline-level="2">Menu : clients</text:h>
      <text:p text:style-name="Standard"/>
      <text:p text:style-name="Standard"><text:tab/>En sélectionnant cette option, vous allez directement voir la liste des clients que vous avez. En cliquant sur le premier élément de la colonne, vous pourrez modifier la fiche client.</text:p>
      <text:p text:style-name="Standard"/>
      <text:p text:style-name="Standard"><text:soft-page-break/>Dans la 3ième colonne, vous avez les actions :</text:p>
      <text:p text:style-name="Standard"/>
      <text:p text:style-name="Standard">· »Contact » pour avoir la liste des contacts</text:p>
      <text:p text:style-name="Standard"/>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Menu Facture</text:h>
      <text:p text:style-name="Standard"/>
      <text:p text:style-name="Standard"><text:tab/>Par défaut, le premier journal est ouvert, et vous propose d'encoder une facture, cela se passe de la même façon que dans le module de comptabilité, sauf que vous pouvez ici générer une facture et l'imprimer.</text:p>
      <text:p text:style-name="Standard"/>
      <text:p text:style-name="Standard">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
      <text:h text:style-name="Heading_20_2" text:outline-level="2">Menu Fournisseur</text:h>
      <text:p text:style-name="Standard"/>
      <text:p text:style-name="Standard"><text:tab/>Comme menu client.</text:p>
      <text:p text:style-name="Standard"/>
      <text:h text:style-name="Heading_20_2" text:outline-level="2">Menu Dépense</text:h>
      <text:p text:style-name="Standard"/>
      <text:p text:style-name="Standard"><text:tab/>Exactement comme dans le module comptable, sauf qu'aucun document n'est généré, cependant vous pouvez charger une pièce justificative.</text:p>
      <text:p text:style-name="Standard"/>
      <text:h text:style-name="Heading_20_2" text:outline-level="2">Contact</text:h>
      <text:p text:style-name="Standard"/>
      <text:p text:style-name="Standard"><text:tab/>Dans une compagnie ou dans une administration, vous pouvez avoir plusieurs personnes de contact, dans ce cas vous utiliserez les fiches contacts. Elles n'ont pas de poste comptable normalement, mais vous pourriez en ajouter via le <text:soft-page-break/>menu fiche ``fiche''.</text:p>
      <text:p text:style-name="Standard"/>
      <text:h text:style-name="Heading_20_2" text:outline-level="2">Administration</text:h>
      <text:p text:style-name="Standard"/>
      <text:p text:style-name="Standard"><text:tab/>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text:tab/>Comme le dit le titre, garde une trace de toutes les communications reçues ou envoyées.</text:p>
      <text:p text:style-name="Standard"/>
      <text:p text:style-name="Standard">Vous pouvez faire une recherche soit sur le quickcod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p text:style-name="Standard"/>
      <text:h text:style-name="Heading_20_2" text:outline-level="2">Ecriture Directe</text:h>
      <text:p text:style-name="Standard"/>
      <text:p text:style-name="Standard">Voir ``Module de comptabilité Ecriture Directe''</text:p>
      <text:p text:style-name="Standard"/>
      <text:h text:style-name="Heading_20_1" text:outline-level="1">Le module de comptabilité analytique</text:h>
      <text:p text:style-name="Standard"/>
      <text:h text:style-name="Heading_20_2" text:outline-level="2">Introduction</text:h>
      <text:p text:style-name="Standard"/>
      <text:p text:style-name="Standard"><text:tab/>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text:soft-page-break/></text:p>
      <text:p text:style-name="Standard"><text:tab/>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text:tab/>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text:soft-page-break/>Plan analytique</text:h>
      <text:h text:style-name="Heading_20_3" text:outline-level="3">Ajout d'un plan</text:h>
      <text:p text:style-name="Standard"><text:tab/>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text:tab/>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text:tab/>Ce menu vous permet d'encoder des opérations entre différents comptes analytiques.</text:p>
      <text:p text:style-name="Standard"/>
      <text:h text:style-name="Heading_20_2" text:outline-level="2">Impression</text:h>
      <text:h text:style-name="Heading_20_3" text:outline-level="3">Listing</text:h>
      <text:p text:style-name="Standard"><text:tab/>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text:tab/>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text:tab/>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2" text:outline-level="2" text:is-list-header="true">Introduction</text:h>
      <text:p text:style-name="Standard"><text:tab/>Petit rappel, la comptabilité analytique ne fonctionne qu'avec les comptes de <text:soft-page-break/>résultats, c'est à dire les comptes de charges «6» et les comptes de produits «7».</text:p>
      <text:h text:style-name="Heading_20_3" text:outline-level="3">Journal de ventes et d'achats</text:h>
      <text:p text:style-name="Standard"><text:tab/>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text:tab/>Ici vous indiquez les paramètres de votre société, nom, adresse...Cela sera réutilisé dans divers endroits. Entre autres dans les documents générés dont les factures. <text:s/></text:p>
      <text:p text:style-name="Standard"/>
      <text:h text:style-name="Heading_20_2" text:outline-level="2">Devise</text:h>
      <text:p text:style-name="Standard"/>
      <text:p text:style-name="Standard"><text:tab/>Pas vraiment utile, vous donne la possibilité de charger les cours de monnaie.</text:p>
      <text:h text:style-name="Heading_20_2" text:outline-level="2">TVA</text:h>
      <text:p text:style-name="Standard"/>
      <text:p text:style-name="Standard"><text:tab/>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2" text:outline-level="2">Poste Comptable</text:h>
      <text:p text:style-name="Standard"/>
      <text:p text:style-name="Standard"><text:tab/>Paramétrage de certains postes comptables qui sont utilisés à d'autres endroits du programme, vous pouvez les modifier mais assurez-vous qu'ils existent déjà dans votre Plan Comptable.</text:p>
      <text:p text:style-name="Standard"><text:soft-page-break/></text:p>
      <text:p text:style-name="Standard"/>
      <text:h text:style-name="Heading_20_2" text:outline-level="2">Fiche</text:h>
      <text:p text:style-name="Standard"/>
      <text:p text:style-name="Standard"><text:tab/>Quand vous <text:s/>en créez une nouvelle, ou vous demande sur quel modèle vous voulez vous baser. Ce sont ces modèles qui peuvent être modifiés ici.</text:p>
      <text:p text:style-name="Standard"/>
      <text:p text:style-name="Standard">C'est un paramétrage assez délicat, il faut mieux ne pas le modifier si vous n'êtes pas sûr de ce que vous faites.</text:p>
      <text:p text:style-name="Standard"/>
      <text:p text:style-name="Standard"><text:tab/>Pour l'instant, il n'est pas possible d'ajouter des fiches, sauf en ajoutant des données dans les tables fiche_def_ref et attr_min, il faut voir avec la doc. développeurs pour cela.</text:p>
      <text:p text:style-name="Standard"/>
      <text:h text:style-name="Heading_20_2" text:outline-level="2">Sécurité</text:h>
      <text:p text:style-name="Standard"/>
      <text:p text:style-name="Standard"><text:tab/>A compléter</text:p>
      <text:p text:style-name="Standard"/>
      <text:h text:style-name="Heading_20_2" text:outline-level="2">Document</text:h>
      <text:p text:style-name="Standard"/>
      <text:p text:style-name="Standard"><text:tab/>C'est ici que vous pouvez charger vos documents, les formats acceptés sont HTML, RTF, ODF (document provenant de OOo ou de Kword iso26300) ou simplement TXT.</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Standard">Les balises possibles doivent être en &lt;&lt; et &gt;&gt;, ce sont:</text:p>
      <text:p text:style-name="Standard"/>
      <text:p text:style-name="Standard">·CUST_NAME customer's name</text:p>
      <text:p text:style-name="Standard"/>
      <text:p text:style-name="Standard">·CUST_ADDR_1 customer's address line 1</text:p>
      <text:p text:style-name="Standard"/>
      <text:p text:style-name="Standard">·CUST_CP customer's ZIP code</text:p>
      <text:p text:style-name="Standard"/>
      <text:p text:style-name="Standard">·CUST_CITY customer's city</text:p>
      <text:p text:style-name="Standard"/>
      <text:p text:style-name="Standard">·CUST_CO customer's country</text:p>
      <text:p text:style-name="Standard"/>
      <text:p text:style-name="Standard">·CUST_VAT customer's VAT</text:p>
      <text:p text:style-name="Standard"/>
      <text:p text:style-name="Standard">.CUST_NUM numéro de client </text:p>
      <text:p text:style-name="Standard"/>
      <text:p text:style-name="Standard">·DATE_LIMIT Echéance</text:p>
      <text:p text:style-name="Standard"/>
      <text:p text:style-name="Standard">·MARCH_NEXT end this item and increment the counter $i</text:p>
      <text:p text:style-name="Standard"><text:soft-page-break/></text:p>
      <text:p text:style-name="Standard">.BON_COMMANDE numéro du bon de commande </text:p>
      <text:p text:style-name="Standard"/>
      <text:p text:style-name="Standard">·VEN_ART_NAME Nom de l'article</text:p>
      <text:p text:style-name="Standard"/>
      <text:p text:style-name="Standard">·VEN_ART_PRICE Prix de l'article</text:p>
      <text:p text:style-name="Standard"/>
      <text:p text:style-name="Standard">·VEN_ART_QUANT Quantité</text:p>
      <text:p text:style-name="Standard"/>
      <text:p text:style-name="Standard">·VEN_ART_TVA_CODE Le code TVA</text:p>
      <text:p text:style-name="Standard"/>
      <text:p text:style-name="Standard">·VEN_ART_TVA_AMOUNT Le montant TVA de l'article</text:p>
      <text:p text:style-name="Standard"/>
      <text:p text:style-name="Standard">·VEN_ART_STOCK_CODE Le code de stock de l'article</text:p>
      <text:p text:style-name="Standard"/>
      <text:p text:style-name="Standard">·VEN_HTVA le total hors TVA de l'article</text:p>
      <text:p text:style-name="Standard"/>
      <text:p text:style-name="Standard">·VEN_TVAC le total TVAC de l'article</text:p>
      <text:p text:style-name="Standard"/>
      <text:p text:style-name="Standard">·VEN_TVA le total de la TVA de l'article</text:p>
      <text:p text:style-name="Standard"/>
      <text:p text:style-name="Standard">·TOTAL_VEN_HTVA le total HTVA</text:p>
      <text:p text:style-name="Standard"/>
      <text:p text:style-name="Standard">·TOTAL_VEN_TVAC le total TVAC</text:p>
      <text:p text:style-name="Standard"/>
      <text:p text:style-name="Standard">·TOTAL_TVA le total TVA</text:p>
      <text:p text:style-name="Standard"/>
      <text:p text:style-name="Standard">·TVA_LABEL Montre le % de TVA</text:p>
      <text:p text:style-name="Standard"/>
      <text:p text:style-name="Standard">·TVA_AMOUNT TVA de l'article</text:p>
      <text:p text:style-name="Standard"/>
      <text:p text:style-name="Standard">·REFERENCE Référence</text:p>
      <text:p text:style-name="Standard"/>
      <text:p text:style-name="Standard">·SOLDE Solde du compte (pour les lettres de rappel)</text:p>
      <text:p text:style-name="Standard"/>
      <text:p text:style-name="Standard">·DATE Date encodée</text:p>
      <text:p text:style-name="Standard"/>
      <text:p text:style-name="Standard">·NUMBER numéro de séquence du document</text:p>
      <text:p text:style-name="Standard"/>
      <text:p text:style-name="Standard">·MY_NAME vos coordonnées</text:p>
      <text:p text:style-name="Standard"/>
      <text:p text:style-name="Standard">·MY_CP code postal</text:p>
      <text:p text:style-name="Standard"/>
      <text:p text:style-name="Standard">·MY_COMMUNE commune</text:p>
      <text:p text:style-name="Standard"/>
      <text:p text:style-name="Standard">·MY_TVA numéro de TVA</text:p>
      <text:p text:style-name="Standard"/>
      <text:p text:style-name="Standard">·MY_STREET</text:p>
      <text:p text:style-name="Standard"/>
      <text:p text:style-name="Standard">·MY_NUMBER</text:p>
      <text:p text:style-name="Standard"/>
      <text:p text:style-name="Standard">·MY_TEL</text:p>
      <text:p text:style-name="Standard"/>
      <text:p text:style-name="Standard"><text:soft-page-break/>·MY_FAX</text:p>
      <text:p text:style-name="Standard"/>
      <text:p text:style-name="Standard">·MY_PAYS</text:p>
      <text:p text:style-name="Standard"/>
      <text:p text:style-name="Standard">.OTHER_INFO  information libre </text:p>
      <text:p text:style-name="Standard"/>
      <text:p text:style-name="Standard">Il y a des exemples dans doc/contrib/document-test.</text:p>
      <text:p text:style-name="Standard"/>
      <text:h text:style-name="Heading_20_1" text:outline-level="1">Trucs et astuces</text:h>
      <text:p text:style-name="Standard"/>
      <text:h text:style-name="Heading_20_2" text:outline-level="2">Ouvrir plusieurs fenêtres</text:h>
      <text:p text:style-name="Standard"/>
      <text:p text:style-name="Standard"><text:tab/>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Développeur</text:h>
      <text:p text:style-name="Standard"/>
      <text:p text:style-name="Standard"><text:tab/>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text:tab/>Pour étendre la liste des attributs possibles, insérer simplement une ligne supplémentaire dans la table attr_def puis avec le menu fiche ``fiche'' ajoutez cet attribut à la catégorie de fiche voulue. <text:s/></text:p>
      <text:p text:style-name="Standard"/>
      <text:h text:style-name="Heading_20_2" text:outline-level="2">Import des banques</text:h>
      <text:p text:style-name="Standard"/>
      <text:p text:style-name="Standard"><text:tab/>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text:soft-page-break/></text:p>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2" text:outline-level="2">Lien</text:h>
      <text:p text:style-name="Standard"/>
      <text:p text:style-name="Standard">Vous trouverez de la documentation sur les API à utiliser dans votre répertoire : <text:s/>phpcompta/doc/html/developper mais surtout sur le site : http://www.phpcompta.org/pmwiki.php/Site/DocumentationDevelopper</text:p>
      <text:p text:style-name="Standard"/>
      <text:p text:style-name="Standard"/>
      <text:h text:style-name="Heading_20_1" text:outline-level="1">Introduction au budget</text:h>
      <text:h text:style-name="Heading_20_2" text:outline-level="2">Budget et programmation</text:h>
      <text:p text:style-name="Text_20_body"><text:line-break/>Pour planifier et programmer un projet, il est necessaire  :<text:line-break/> - de faire la liste des activités ;<text:line-break/> - de prévoir la durée et l'enchainement des ces activités ;<text:line-break/> - de prévoir en quantité ou volume les moyens nécessaires pour la<text:line-break/>réalisation ;<text:line-break/> - de prévoir les recettes et productions obtenues grâce aux activités du<text:line-break/>projet.<text:line-break/><text:line-break/>Le budget est l'aspect financier du programme. C'est le programme traduit<text:line-break/>dans une monnaie. Ce sont les moyens nécessaires et les productions<text:line-break/>traduits en monnaie.<text:line-break/></text:p>
      <text:h text:style-name="Heading_20_2" text:outline-level="2">Qu'est ce qu'un budget ?</text:h>
      <text:p text:style-name="Text_20_body"/>
      <text:p text:style-name="Text_20_body"><text:soft-page-break/>C'est un tableau à deux colonnes<text:line-break/> - la colonne de gauche représente les charges<text:line-break/> - la colonne de droite représente les produits<text:line-break/><text:line-break/>Quand le total des dépenses ou charges est supérieur au total des recettes<text:line-break/>ou produits, le budget est déficitaire.<text:line-break/>Lorsque c'est le contraire, le budget est excédentaire<text:line-break/><text:line-break/>Très important : un budget n'est pas seulement la liste des dépenses à<text:line-break/>faire<text:line-break/></text:p>
      <text:h text:style-name="Heading_20_2" text:outline-level="2">Durée du budget</text:h>
      <text:p text:style-name="Text_20_body"/>
      <text:p text:style-name="Text_20_body">En général, tout budget est annuel. Comme la planification, le budget d'un<text:line-break/>projet peut être à court terme :  c'est le cas du budget d'un projet de<text:line-break/>mariage. Il peut être aussi à moyen ou à long terme, par exemple, le<text:line-break/>budget pour un hangar ou un hospital ou une grande surface. Mais dans ce<text:line-break/>cas, il est difficile d'avoir des prévisions exactes. C'est pourquoi d'une<text:line-break/>façon générale, le budget est annuel.<text:line-break/><text:line-break/>(1) Cours de gestion de petits projets - série Techniques comptables et<text:line-break/>gestion financière - n°6 Dudget et trésorerie -Edition INADES-FORMATION<text:line-break/></text:p>
      <text:h text:style-name="Heading_20_2" text:outline-level="2">Le module Budget</text:h>
      <text:p text:style-name="Text_20_body">Le module budget reprend quatres onglets</text:p>
      <text:h text:style-name="Heading_20_3" text:outline-level="3">Hypothèse</text:h>
      <text:p text:style-name="Text_20_body"><text:line-break/>L'hypothèse est le projet dont on va programmer le budget<text:line-break/><text:line-break/>Vous pouvez mettre autant de projet que vous désirez<text:line-break/>Cliquez sur le bouton "ajout" et vous devez encoder quelques informations<text:line-break/> - Nom : nom du projet à budgéter<text:line-break/> - Description : bref résumé du projet<text:line-break/> - Solde : de tous les comptes banquaires et de caisse. le montant servira<text:line-break/>pour les estimations budgetaire et le suivi des liquidités (banques et<text:line-break/>caisse)<text:line-break/> - Plan analytique : le budget peut être réalisé pour un plan analytique<text:line-break/>et seulement un plan analytique<text:line-break/><text:line-break/>Rien ne vous empêche de créer un autre budget pour un autre plan<text:line-break/>analytique.</text:p>
      <text:p text:style-name="Text_20_body"/>
      <text:h text:style-name="Heading_20_3" text:outline-level="3"><text:soft-page-break/>Fiche</text:h>
      <text:p text:style-name="Text_20_body"/>
      <text:p text:style-name="Text_20_body">Un fiche sera utilisé pour créer le budget. On ajoute autant de fiches que<text:line-break/>l'on aura de besoin de moyens en charge ou produit pour le budget.<text:line-break/>On pourra avoir des fiches pour le prix de la feuille de photocopies, du<text:line-break/>kilomètre roulé, du prix de la prestation vendu à l'heure, de<text:line-break/>l'ordinateur portable, des bic, des livres de formations, des classeurs,<text:line-break/>....<text:line-break/>Toutes ses fiches permettront, en y donnant une quantitée dans le budget,<text:line-break/>de chiffres le coût des charges et des produits du projet.<text:line-break/><text:line-break/>vous devez choisir le nom du budget sur lequel vous souhaitez créer des<text:line-break/>fiches d'hypothèse de travail et ensuite vous validez.<text:line-break/><text:line-break/>La liste des fiches apparaitra et pour en ajouter vous avez le bouton<text:line-break/>"ajout". Cliquez dessus et remplissez les champs demandés<text:line-break/> - Code : servira pour vous souvenir des moyens à mettre dans le budget<text:line-break/> - Description : pour plus de détails<text:line-break/> - Prix/Unit :  est le prix unitaire de ce moyen dans la monnaie du busget<text:line-break/> - Unit : unité du moyen (journée, feuille de papier, pièce, heure,<text:line-break/>kilomètre, ....)<text:line-break/><text:line-break/></text:p>
      <text:h text:style-name="Heading_20_3" text:outline-level="3">Détail</text:h>
      <text:p text:style-name="Text_20_body"/>
      <text:p text:style-name="Text_20_body">Dans cette partie nous allons pouvoir encodez les quantités afin de<text:line-break/>chiffrer le budget<text:line-break/>Le principe est créer le budget pour chaque poste analytique en fonction de<text:line-break/>tous les postes du compte d'exploitation.<text:line-break/><text:line-break/>Choisissez le projet hypothèse et validez-le.<text:line-break/>Ensuite choisissez le poste analytique que vous souhaitez budgeter (si vous<text:line-break/>avez choisi un plan analytique lors de vos paramètre de hypothèse de<text:line-break/>projet)<text:line-break/>Validez en cliquant sur le bouton "rechercher"<text:line-break/><text:line-break/>Vous obtiendrez un certain nombre de ligne. Vous devez maintenant encoder<text:line-break/>votre budget pour ce poste analytique<text:line-break/><text:line-break/>A chaque ligne vous avez un bouton "change", cliquez dessus et la ligne<text:line-break/>d'encodage complète va apparaître<text:line-break/> - Vous choisissez la fiche que vous allez budgeté, ensuite vous choisissez<text:line-break/>un poste du compte d'exploitation.<text:line-break/> - Dans les cases, vous indiquez l'estimation des quantités utilisées<text:line-break/>pendant l'année qui vient en fonction de la période.<text:line-break/> - Vous validez les modifiations et tout redevient grisé. Vous pouvez<text:line-break/>toujours modifier en recliquant sur le bouton "Change"<text:line-break/><text:line-break/><text:soft-page-break/>le total des quantités se trouve à droite du poste du compte<text:line-break/>d'exploitation<text:line-break/><text:line-break/>Vous passez à la ligne suivante pour encoder votre nouvelle fiche en<text:line-break/>fonction d'un poste du compte analytique.<text:line-break/><text:line-break/>Lorsque vous avez fini d'encoder votre budget pour ce poste analytique,<text:line-break/>prenez un autre poste et recommencer l'opération<text:line-break/></text:p>
      <text:h text:style-name="Heading_20_3" text:outline-level="3">Synthèse</text:h>
      <text:p text:style-name="Text_20_body"/>
      <text:p text:style-name="Text_20_body">Quand les trois premières étapes sont faites (hypothèse de projet, les<text:line-break/>fiches de travail, l'encodage du détail du budget), vous pouvez visualiser<text:line-break/>le réultat.<text:line-break/></text:p>
      <text:h text:style-name="Heading_20_4" text:outline-level="4">Détail Poste analytique</text:h>
      <text:p text:style-name="Text_20_body"/>
      <text:p text:style-name="Text_20_body">Choisissez votre hypothèse de projet.<text:line-break/>Ensuite choisissez une période de référence et la suite de poste<text:line-break/>analytique que vous voulez. Cliquez sur "Afficher".<text:line-break/><text:line-break/>Le résultat est un tableau qui reprend toutes les fiches qui ont été<text:line-break/>utilisées. Pour chacune d'elle vous avez les quantités budgtées en<text:line-break/>fonction des poste du comptes d'exploitation utilisé.<text:line-break/></text:p>
      <text:h text:style-name="Heading_20_4" text:outline-level="4">Groupes et totaux</text:h>
      <text:p text:style-name="Text_20_body"/>
      <text:p text:style-name="Text_20_body">Choisissez votre hypothèse projet et la période de travail<text:line-break/><text:line-break/>Le résultat sera un tableau à double entrées<text:line-break/> - en ligne vous avez les postes du comptes d'exploitation<text:line-break/> - en colonne,vous avez les regroupement des postes analytiques (à<text:line-break/>paramétrer dans le module analytique)<text:line-break/><text:line-break/>La dernière colonne est le résultat général du compte d'exploitation<text:line-break/><text:line-break/>En bas, vous avez le même tableau en résumé, c'est à dire que vous avez<text:line-break/>les regroupement des postes du compte d'exploitation.</text:p>
      <text:p text:style-name="Text_20_body"/>
      <text:h text:style-name="Heading_20_4" text:outline-level="4">Vue Globale</text:h>
      <text:p text:style-name="Text_20_body"/>
      <text:p text:style-name="Text_20_body">Choisissez votre hypothèse projet,  la période et le groupe de poste<text:line-break/><text:soft-page-break/>analytique.<text:line-break/><text:line-break/>Le résultat est tableau avec en ligne les différents postes du compte<text:line-break/>d'exploitation et en colonnes les périodes reprises pour l'année en cours.<text:line-break/>Les périodes sont divisées en deux colonnes une pour les résultats du<text:line-break/>budget et l'autre pour le total des montants repris dans le compte<text:line-break/>d'exploitation.<text:line-break/><text:line-break/>Ce tableau permet de suivre si vous avez assez de liquidité (caisse, banque<text:line-break/>vue et épargne) pour faire vivre votre projet tout au long de l'année.<text:line-break/><text:line-break/>Vous pouvez exporter le tableau en CSV</text:p>
      <text:p text:style-name="Text_20_body"/>
      <text:h text:style-name="Heading_20_4" text:outline-level="4">Détails CE</text:h>
      <text:p text:style-name="Text_20_body"/>
      <text:p text:style-name="Text_20_body">Choisissez votre hypothèse projet, la période et un choix de postes du<text:line-break/>compte d'exploitation.<text:line-break/><text:line-break/>Le résultat est un tableau qui reprend tous les postes du compte<text:line-break/>d'exploitation. Pour chaqu'un d'eux vous avez le détail des quantités des<text:line-break/>fiches utilisées par poste de compte d'exploitation.<text:line-break/><text:line-break/>Vous pouvez exporter le tableau en CSV</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BE"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1.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Farid</meta:initial-creator>
    <meta:creation-date>2008-02-10T23:07:21</meta:creation-date>
    <dc:creator>Dany De Bontridder</dc:creator>
    <dc:date>2008-09-04T21:41:39</dc:date>
    <meta:editing-cycles>55</meta:editing-cycles>
    <meta:editing-duration>PT8H53M13S</meta:editing-duration>
    <meta:user-defined meta:name="Info 1"/>
    <meta:user-defined meta:name="Info 2"/>
    <meta:user-defined meta:name="Info 3"/>
    <meta:user-defined meta:name="Info 4"/>
    <meta:document-statistic meta:table-count="1" meta:image-count="0" meta:object-count="0" meta:page-count="42" meta:paragraph-count="825" meta:word-count="11768" meta:character-count="72884"/>
  </office:meta>
</office:document-meta>
</file>